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NativeEntityManagerFactoryIntegrationTests.test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ibernateNativeEntityManagerFactoryIntegrationTests.testCurren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ibernateNativeEntityManagerFactoryIntegrationTests.testEntity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bernateNativeEntityManagerFactoryIntegrationTests.testEntityManagerFactoryImplementsEntityManagerFactory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bernateNativeEntityManagerFactoryIntegrationTests.get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